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4.91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304cm"/>
    </style:style>
    <style:style style:name="co5" style:family="table-column">
      <style:table-column-properties fo:break-before="auto" style:column-width="9.633cm"/>
    </style:style>
    <style:style style:name="co6" style:family="table-column">
      <style:table-column-properties fo:break-before="auto" style:column-width="0.642cm"/>
    </style:style>
    <style:style style:name="co7" style:family="table-column">
      <style:table-column-properties fo:break-before="auto" style:column-width="6.6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投資スタイル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名称</text:p>
          </table:table-cell>
          <table:table-cell table:style-name="ce1" office:value-type="string">
            <text:p>種別</text:p>
          </table:table-cell>
          <table:table-cell table:style-name="ce1" office:value-type="string">
            <text:p>グルーピング</text:p>
          </table:table-cell>
          <table:table-cell table:style-name="ce1" office:value-type="string">
            <text:p>条件</text:p>
          </table:table-cell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>
            <text:p>S&amp;P500ETF 毎月積立</text:p>
          </table:table-cell>
          <table:table-cell office:value-type="string">
            <text:p>ETF or FX</text:p>
          </table:table-cell>
          <table:table-cell office:value-type="string">
            <text:p>自動売買 or 個別銘柄 or ポートフォリオ</text:p>
          </table:table-cell>
          <table:table-cell office:value-type="string">
            <text:p>初期開放 or 積立経験 or 自動売買経験 or 積立5,000円突破</text:p>
          </table:table-cell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string">
            <text:p>世界株 毎月積立</text:p>
          </table:table-cell>
          <table:table-cell office:value-type="string">
            <text:p>ETF or FX</text:p>
          </table:table-cell>
          <table:table-cell office:value-type="string">
            <text:p>自動売買 or 個別銘柄 or ポートフォリオ</text:p>
          </table:table-cell>
          <table:table-cell office:value-type="string">
            <text:p>初期開放 or 積立経験 or 自動売買経験 or 積立5,000円突破</text:p>
          </table:table-cell>
        </table:table-row>
        <table:table-row table:style-name="ro2">
          <table:table-cell table:formula="of:=ROW()-1" office:value-type="float" office:value="3">
            <text:p>3</text:p>
          </table:table-cell>
          <table:table-cell office:value-type="string">
            <text:p>S&amp;P500 自動売買</text:p>
          </table:table-cell>
          <table:table-cell office:value-type="string">
            <text:p>ETF or FX</text:p>
          </table:table-cell>
          <table:table-cell office:value-type="string">
            <text:p>自動売買 or 個別銘柄 or ポートフォリオ</text:p>
          </table:table-cell>
          <table:table-cell office:value-type="string">
            <text:p>初期開放 or 積立経験 or 自動売買経験 or 積立5,000円突破</text:p>
          </table:table-cell>
        </table:table-row>
        <table:table-row table:style-name="ro2">
          <table:table-cell table:formula="of:=ROW()-1" office:value-type="float" office:value="4">
            <text:p>4</text:p>
          </table:table-cell>
          <table:table-cell/>
          <table:table-cell office:value-type="string">
            <text:p>ETF or FX</text:p>
          </table:table-cell>
          <table:table-cell office:value-type="string">
            <text:p>自動売買 or 個別銘柄 or ポートフォリオ</text:p>
          </table:table-cell>
          <table:table-cell office:value-type="string">
            <text:p>初期開放 or 積立経験 or 自動売買経験 or 積立5,000円突破</text:p>
          </table:table-cell>
        </table:table-row>
        <table:table-row table:style-name="ro2">
          <table:table-cell table:formula="of:=ROW()-1" office:value-type="float" office:value="5">
            <text:p>5</text:p>
          </table:table-cell>
          <table:table-cell office:value-type="string">
            <text:p>ハイイールド 毎月積立て</text:p>
          </table:table-cell>
          <table:table-cell office:value-type="string">
            <text:p>ETF or FX</text:p>
          </table:table-cell>
          <table:table-cell office:value-type="string">
            <text:p>自動売買 or 個別銘柄 or ポートフォリオ</text:p>
          </table:table-cell>
          <table:table-cell office:value-type="string">
            <text:p>初期開放 or 積立経験 or 自動売買経験 or 積立5,000円突破</text:p>
          </table:table-cell>
        </table:table-row>
        <table:table-row table:style-name="ro2">
          <table:table-cell table:formula="of:=ROW()-1" office:value-type="float" office:value="6">
            <text:p>6</text:p>
          </table:table-cell>
          <table:table-cell office:value-type="string">
            <text:p>ナスダックトリプル 自動売買</text:p>
          </table:table-cell>
          <table:table-cell office:value-type="string">
            <text:p>ETF or FX</text:p>
          </table:table-cell>
          <table:table-cell office:value-type="string">
            <text:p>自動売買 or 個別銘柄 or ポートフォリオ</text:p>
          </table:table-cell>
          <table:table-cell office:value-type="string">
            <text:p>初期開放 or 積立経験 or 自動売買経験 or 積立5,000円突破</text:p>
          </table:table-cell>
        </table:table-row>
        <table:table-row table:style-name="ro2">
          <table:table-cell table:formula="of:=ROW()-1" office:value-type="float" office:value="7">
            <text:p>7</text:p>
          </table:table-cell>
          <table:table-cell office:value-type="string">
            <text:p>世界株 毎月積立て</text:p>
          </table:table-cell>
          <table:table-cell office:value-type="string">
            <text:p>ETF or FX</text:p>
          </table:table-cell>
          <table:table-cell office:value-type="string">
            <text:p>自動売買 or 個別銘柄 or ポートフォリオ</text:p>
          </table:table-cell>
          <table:table-cell office:value-type="string">
            <text:p>初期開放 or 積立経験 or 自動売買経験 or 積立5,000円突破</text:p>
          </table:table-cell>
        </table:table-row>
        <table:table-row table:style-name="ro2">
          <table:table-cell table:formula="of:=ROW()-1" office:value-type="float" office:value="8">
            <text:p>8</text:p>
          </table:table-cell>
          <table:table-cell office:value-type="string">
            <text:p>ETF分散投資 積極型</text:p>
          </table:table-cell>
          <table:table-cell office:value-type="string">
            <text:p>ETF or FX</text:p>
          </table:table-cell>
          <table:table-cell office:value-type="string">
            <text:p>自動売買 or 個別銘柄 or ポートフォリオ</text:p>
          </table:table-cell>
          <table:table-cell office:value-type="string">
            <text:p>初期開放 or 積立経験 or 自動売買経験 or 積立5,000円突破</text:p>
          </table:table-cell>
        </table:table-row>
        <table:table-row table:style-name="ro2">
          <table:table-cell table:formula="of:=ROW()-1" office:value-type="float" office:value="9">
            <text:p>9</text:p>
          </table:table-cell>
          <table:table-cell office:value-type="string">
            <text:p>ドル円 毎月積立て</text:p>
          </table:table-cell>
          <table:table-cell office:value-type="string">
            <text:p>ETF or FX</text:p>
          </table:table-cell>
          <table:table-cell office:value-type="string">
            <text:p>自動売買 or 個別銘柄 or ポートフォリオ</text:p>
          </table:table-cell>
          <table:table-cell office:value-type="string">
            <text:p>初期開放 or 積立経験 or 自動売買経験 or 積立5,000円突破</text:p>
          </table:table-cell>
        </table:table-row>
        <table:table-row table:style-name="ro2">
          <table:table-cell table:formula="of:=ROW()-1" office:value-type="float" office:value="10">
            <text:p>10</text:p>
          </table:table-cell>
          <table:table-cell office:value-type="string">
            <text:p>豪ドル円 毎月積立て</text:p>
          </table:table-cell>
          <table:table-cell office:value-type="string">
            <text:p>ETF or FX</text:p>
          </table:table-cell>
          <table:table-cell office:value-type="string">
            <text:p>自動売買 or 個別銘柄 or ポートフォリオ</text:p>
          </table:table-cell>
          <table:table-cell office:value-type="string">
            <text:p>初期開放 or 積立経験 or 自動売買経験 or 積立5,000円突破</text:p>
          </table:table-cell>
        </table:table-row>
        <table:table-row table:style-name="ro2">
          <table:table-cell table:formula="of:=ROW()-1" office:value-type="float" office:value="11">
            <text:p>11</text:p>
          </table:table-cell>
          <table:table-cell office:value-type="string">
            <text:p>南アフリカランド円 毎月積立て</text:p>
          </table:table-cell>
          <table:table-cell office:value-type="string">
            <text:p>ETF or FX</text:p>
          </table:table-cell>
          <table:table-cell office:value-type="string">
            <text:p>自動売買 or 個別銘柄 or ポートフォリオ</text:p>
          </table:table-cell>
          <table:table-cell office:value-type="string">
            <text:p>初期開放 or 積立経験 or 自動売買経験 or 積立5,000円突破</text:p>
          </table:table-cell>
        </table:table-row>
        <table:table-row table:style-name="ro2" table:number-rows-repeated="104856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積立方法" table:style-name="ta1" table:print="false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7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名称</text:p>
          </table:table-cell>
          <table:table-cell table:style-name="ce1" office:value-type="string">
            <text:p>種別</text:p>
          </table:table-cell>
          <table:table-cell table:style-name="ce1" office:value-type="string">
            <text:p>条件</text:p>
          </table:table-cell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>
            <text:p>くりっく365プレゼント積立て</text:p>
          </table:table-cell>
          <table:table-cell office:value-type="string">
            <text:p>？</text:p>
          </table:table-cell>
          <table:table-cell office:value-type="string">
            <text:p>（仮）くりっく365口座証拠金100万以上</text:p>
          </table:table-cell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string">
            <text:p>FX24プレゼント積立て</text:p>
          </table:table-cell>
          <table:table-cell office:value-type="string">
            <text:p>？</text:p>
          </table:table-cell>
          <table:table-cell office:value-type="string">
            <text:p>（仮）FX24口座証拠金100万以上</text:p>
          </table:table-cell>
        </table:table-row>
        <table:table-row table:style-name="ro2">
          <table:table-cell table:formula="of:=ROW()-1" office:value-type="float" office:value="3">
            <text:p>3</text:p>
          </table:table-cell>
          <table:table-cell office:value-type="string">
            <text:p>シストレ24プレゼント積立</text:p>
          </table:table-cell>
          <table:table-cell office:value-type="string">
            <text:p>？</text:p>
          </table:table-cell>
          <table:table-cell office:value-type="string">
            <text:p>（仮）シストレ24口座証拠金100万以上</text:p>
          </table:table-cell>
        </table:table-row>
        <table:table-row table:style-name="ro2">
          <table:table-cell table:formula="of:=ROW()-1" office:value-type="float" office:value="4">
            <text:p>4</text:p>
          </table:table-cell>
          <table:table-cell office:value-type="string">
            <text:p>インヴァストカードアンバサダー</text:p>
          </table:table-cell>
          <table:table-cell office:value-type="string">
            <text:p>？</text:p>
          </table:table-cell>
          <table:table-cell office:value-type="string">
            <text:p>（仮）月額カード利用額が20万を突破</text:p>
          </table:table-cell>
        </table:table-row>
        <table:table-row table:style-name="ro1">
          <table:table-cell table:formula="of:=ROW()-1" office:value-type="float" office:value="5">
            <text:p>5</text:p>
          </table:table-cell>
          <table:table-cell office:value-type="string">
            <text:p>インヴァストカード</text:p>
          </table:table-cell>
          <table:table-cell office:value-type="string">
            <text:p>？</text:p>
          </table:table-cell>
          <table:table-cell office:value-type="string">
            <text:p>（仮）クレジットカード連携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office:value-type="string">
            <text:p>ランクインボーナス</text:p>
          </table:table-cell>
          <table:table-cell office:value-type="string">
            <text:p>？</text:p>
          </table:table-cell>
          <table:table-cell office:value-type="string">
            <text:p>（仮）ランキングに登録</text:p>
          </table:table-cell>
        </table:table-row>
        <table:table-row table:style-name="ro2">
          <table:table-cell table:formula="of:=ROW()-1" office:value-type="float" office:value="7">
            <text:p>7</text:p>
          </table:table-cell>
          <table:table-cell table:number-columns-repeated="2"/>
          <table:table-cell office:value-type="string">
            <text:p>（仮）トライオートFX口座証拠金100万以上</text:p>
          </table:table-cell>
        </table:table-row>
        <table:table-row table:style-name="ro2">
          <table:table-cell table:number-columns-repeated="3"/>
          <table:table-cell office:value-type="string">
            <text:p>（仮）カード利用額月間10万円以上</text:p>
          </table:table-cell>
        </table:table-row>
        <table:table-row table:style-name="ro2">
          <table:table-cell table:number-columns-repeated="3"/>
          <table:table-cell office:value-type="string">
            <text:p>（仮）TAETF口座での自動売買経験</text:p>
          </table:table-cell>
        </table:table-row>
        <table:table-row table:style-name="ro2">
          <table:table-cell table:number-columns-repeated="3"/>
          <table:table-cell office:value-type="string">
            <text:p>（仮）自動売買1回</text:p>
          </table:table-cell>
        </table:table-row>
        <table:table-row table:style-name="ro2">
          <table:table-cell table:number-columns-repeated="3"/>
          <table:table-cell office:value-type="string">
            <text:p>（仮）保有2銘柄以上</text:p>
          </table:table-cell>
        </table:table-row>
        <table:table-row table:style-name="ro2">
          <table:table-cell table:number-columns-repeated="3"/>
          <table:table-cell office:value-type="string">
            <text:p>（仮）積立元金1万円突破</text:p>
          </table:table-cell>
        </table:table-row>
        <table:table-row table:style-name="ro2" table:number-rows-repeated="104856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2017/03/14</text:date>, <text:time>16:48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亀井 亮介</meta:initial-creator>
    <meta:creation-date>2017-03-14T16:38:21.60</meta:creation-date>
    <dc:date>2017-03-14T16:48:11.87</dc:date>
    <dc:creator>亀井 亮介</dc:creator>
    <meta:editing-duration>PT9M50S</meta:editing-duration>
    <meta:editing-cycles>1</meta:editing-cycles>
    <meta:document-statistic meta:table-count="3" meta:cell-count="94" meta:object-count="0"/>
    <meta:generator>OpenOffice/4.1.3$Win32 OpenOffice.org_project/413m1$Build-9783</meta:generator>
  </office:meta>
</office:document-meta>
</file>